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933" officeooo:paragraph-rsid="000aa933"/>
    </style:style>
    <style:style style:name="P2" style:family="paragraph" style:parent-style-name="Standard">
      <style:text-properties officeooo:rsid="000b5961" officeooo:paragraph-rsid="000b5961"/>
    </style:style>
    <style:style style:name="P3" style:family="paragraph" style:parent-style-name="Standard">
      <style:text-properties officeooo:rsid="000b8715" officeooo:paragraph-rsid="000b8715"/>
    </style:style>
    <style:style style:name="P4" style:family="paragraph" style:parent-style-name="Standard">
      <style:text-properties officeooo:rsid="000d0dc5" officeooo:paragraph-rsid="000d0dc5"/>
    </style:style>
    <style:style style:name="P5" style:family="paragraph" style:parent-style-name="Standard">
      <style:text-properties officeooo:rsid="000e5500" officeooo:paragraph-rsid="000e5500"/>
    </style:style>
    <style:style style:name="P6" style:family="paragraph" style:parent-style-name="Standard">
      <style:text-properties officeooo:rsid="00105510" officeooo:paragraph-rsid="00105510"/>
    </style:style>
    <style:style style:name="P7" style:family="paragraph" style:parent-style-name="Standard">
      <style:text-properties officeooo:rsid="00105510" officeooo:paragraph-rsid="0010f7a8"/>
    </style:style>
    <style:style style:name="P8" style:family="paragraph" style:parent-style-name="Standard">
      <style:text-properties officeooo:rsid="0010f7a8" officeooo:paragraph-rsid="0010f7a8"/>
    </style:style>
    <style:style style:name="P9" style:family="paragraph" style:parent-style-name="Standard">
      <style:text-properties officeooo:rsid="00111a9b" officeooo:paragraph-rsid="00111a9b"/>
    </style:style>
    <style:style style:name="P10" style:family="paragraph" style:parent-style-name="Standard">
      <style:text-properties officeooo:rsid="00111e94" officeooo:paragraph-rsid="00111e94"/>
    </style:style>
    <style:style style:name="P11" style:family="paragraph" style:parent-style-name="Standard">
      <style:text-properties officeooo:rsid="0012911e" officeooo:paragraph-rsid="0012911e"/>
    </style:style>
    <style:style style:name="P12" style:family="paragraph" style:parent-style-name="Standard">
      <style:text-properties officeooo:rsid="0012bc6a" officeooo:paragraph-rsid="0012bc6a"/>
    </style:style>
    <style:style style:name="P13" style:family="paragraph" style:parent-style-name="Standard">
      <style:text-properties officeooo:rsid="0014117e" officeooo:paragraph-rsid="0014117e"/>
    </style:style>
    <style:style style:name="P14" style:family="paragraph" style:parent-style-name="Standard">
      <style:text-properties officeooo:rsid="0016134b" officeooo:paragraph-rsid="0016134b"/>
    </style:style>
    <style:style style:name="P15" style:family="paragraph" style:parent-style-name="Standard">
      <style:text-properties officeooo:rsid="00191f81" officeooo:paragraph-rsid="00191f81"/>
    </style:style>
    <style:style style:name="P16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7" style:family="paragraph" style:parent-style-name="Heading_20_5">
      <style:text-properties officeooo:rsid="001b1174" officeooo:paragraph-rsid="001b1174"/>
    </style:style>
    <style:style style:name="T1" style:family="text">
      <style:text-properties officeooo:rsid="000d0dc5"/>
    </style:style>
    <style:style style:name="T2" style:family="text">
      <style:text-properties officeooo:rsid="00105510"/>
    </style:style>
    <style:style style:name="T3" style:family="text">
      <style:text-properties officeooo:rsid="0010f7a8"/>
    </style:style>
    <style:style style:name="T4" style:family="text">
      <style:text-properties officeooo:rsid="00111e94"/>
    </style:style>
    <style:style style:name="T5" style:family="text">
      <style:text-properties officeooo:rsid="0015d856"/>
    </style:style>
    <style:style style:name="T6" style:family="text">
      <style:text-properties officeooo:rsid="00180b6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6"><text:a xlink:type="simple" xlink:href="#__RefHeading___Toc216_3354634041" text:style-name="Index_20_Link" text:visited-style-name="Index_20_Link">Git Git Hub<text:tab/>1</text:a></text:p>
          <text:p text:style-name="P16"><text:a xlink:type="simple" xlink:href="#__RefHeading___Toc218_3354634041" text:style-name="Index_20_Link" text:visited-style-name="Index_20_Link">$ git add .<text:tab/>1</text:a></text:p>
          <text:p text:style-name="P16"><text:a xlink:type="simple" xlink:href="#__RefHeading___Toc220_3354634041" text:style-name="Index_20_Link" text:visited-style-name="Index_20_Link">$ git rm --cached &lt;file&gt;<text:tab/>1</text:a></text:p>
          <text:p text:style-name="P16"><text:a xlink:type="simple" xlink:href="#__RefHeading___Toc222_3354634041" text:style-name="Index_20_Link" text:visited-style-name="Index_20_Link">$ git restore &lt;file&gt;<text:tab/>1</text:a></text:p>
          <text:p text:style-name="P16"><text:a xlink:type="simple" xlink:href="#__RefHeading___Toc224_3354634041" text:style-name="Index_20_Link" text:visited-style-name="Index_20_Link">$ git log --oneline<text:tab/>1</text:a></text:p>
          <text:p text:style-name="P16"><text:a xlink:type="simple" xlink:href="#__RefHeading___Toc226_3354634041" text:style-name="Index_20_Link" text:visited-style-name="Index_20_Link">$ git restore --staged &lt;file&gt;<text:tab/>1</text:a></text:p>
          <text:p text:style-name="P16"><text:a xlink:type="simple" xlink:href="#__RefHeading___Toc228_3354634041" text:style-name="Index_20_Link" text:visited-style-name="Index_20_Link">$ git commit --amend --no-edit<text:tab/>1</text:a></text:p>
          <text:p text:style-name="P16"><text:a xlink:type="simple" xlink:href="#__RefHeading___Toc230_3354634041" text:style-name="Index_20_Link" text:visited-style-name="Index_20_Link">$ git reset bbc9044<text:tab/>1</text:a></text:p>
          <text:p text:style-name="P16"><text:a xlink:type="simple" xlink:href="#__RefHeading___Toc232_3354634041" text:style-name="Index_20_Link" text:visited-style-name="Index_20_Link">$ git reset bbc9044 --soft<text:tab/>1</text:a></text:p>
          <text:p text:style-name="P16"><text:a xlink:type="simple" xlink:href="#__RefHeading___Toc234_3354634041" text:style-name="Index_20_Link" text:visited-style-name="Index_20_Link">$ git reset bbc9044 --hard<text:tab/>1</text:a></text:p>
          <text:p text:style-name="P16"><text:a xlink:type="simple" xlink:href="#__RefHeading___Toc236_3354634041" text:style-name="Index_20_Link" text:visited-style-name="Index_20_Link">$ git diff<text:tab/>1</text:a></text:p>
          <text:p text:style-name="P16"><text:a xlink:type="simple" xlink:href="#__RefHeading___Toc238_3354634041" text:style-name="Index_20_Link" text:visited-style-name="Index_20_Link">$ git diff &lt;file&gt;<text:tab/>1</text:a></text:p>
          <text:p text:style-name="P16"><text:a xlink:type="simple" xlink:href="#__RefHeading___Toc240_3354634041" text:style-name="Index_20_Link" text:visited-style-name="Index_20_Link">$ git diff a95be63..a5de038 l<text:tab/>1</text:a></text:p>
          <text:p text:style-name="P16"><text:a xlink:type="simple" xlink:href="#__RefHeading___Toc242_3354634041" text:style-name="Index_20_Link" text:visited-style-name="Index_20_Link">$ git branch<text:tab/>2</text:a></text:p>
          <text:p text:style-name="P16"><text:a xlink:type="simple" xlink:href="#__RefHeading___Toc244_3354634041" text:style-name="Index_20_Link" text:visited-style-name="Index_20_Link">$ git branch -a<text:tab/>2</text:a></text:p>
          <text:p text:style-name="P16"><text:a xlink:type="simple" xlink:href="#__RefHeading___Toc246_3354634041" text:style-name="Index_20_Link" text:visited-style-name="Index_20_Link">$ git checkou -b ‘brachTest’<text:tab/>2</text:a></text:p>
          <text:p text:style-name="P16"><text:a xlink:type="simple" xlink:href="#__RefHeading___Toc248_3354634041" text:style-name="Index_20_Link" text:visited-style-name="Index_20_Link">$ git checkout master<text:tab/>2</text:a></text:p>
          <text:p text:style-name="P16"><text:a xlink:type="simple" xlink:href="#__RefHeading___Toc250_3354634041" text:style-name="Index_20_Link" text:visited-style-name="Index_20_Link">$ git merge &lt;nome da branch&gt;<text:tab/>2</text:a></text:p>
          <text:p text:style-name="P16"><text:a xlink:type="simple" xlink:href="#__RefHeading___Toc252_3354634041" text:style-name="Index_20_Link" text:visited-style-name="Index_20_Link">$ gir rebase bbc9044<text:tab/>2</text:a></text:p>
          <text:p text:style-name="P16"><text:a xlink:type="simple" xlink:href="#__RefHeading___Toc254_3354634041" text:style-name="Index_20_Link" text:visited-style-name="Index_20_Link">$ git branch -D branchTest<text:tab/>2</text:a></text:p>
        </text:index-body>
      </text:table-of-content>
      <text:h text:style-name="P17" text:outline-level="5"><text:bookmark-start text:name="__RefHeading___Toc216_3354634041"/>Git Git Hub<text:bookmark-end text:name="__RefHeading___Toc216_3354634041"/></text:h>
      <text:h text:style-name="Heading_20_5" text:outline-level="5"><text:bookmark-start text:name="__RefHeading___Toc218_3354634041"/>$ git add . <text:bookmark-end text:name="__RefHeading___Toc218_3354634041"/></text:h>
      <text:p text:style-name="P1"><text:tab/>Adicionar arquivos</text:p>
      <text:h text:style-name="Heading_20_5" text:outline-level="5"><text:bookmark-start text:name="__RefHeading___Toc220_3354634041"/>$ git rm --cached &lt;file&gt;<text:bookmark-end text:name="__RefHeading___Toc220_3354634041"/></text:h>
      <text:p text:style-name="P1"><text:tab/>remover arquivo da <text:span text:style-name="T1">de ser monitorado pelo git</text:span></text:p>
      <text:h text:style-name="Heading_20_5" text:outline-level="5"><text:bookmark-start text:name="__RefHeading___Toc222_3354634041"/>$ git restore &lt;file&gt;<text:bookmark-end text:name="__RefHeading___Toc222_3354634041"/></text:h>
      <text:p text:style-name="P2"><text:tab/>para restaurar <text:span text:style-name="T2">arquivo da </text:span>alteração antes do commit</text:p>
      <text:h text:style-name="Heading_20_5" text:outline-level="5"><text:bookmark-start text:name="__RefHeading___Toc224_3354634041"/>$ git log --oneline<text:bookmark-end text:name="__RefHeading___Toc224_3354634041"/></text:h>
      <text:p text:style-name="P3"><text:tab/>para log simplificado, apenas uma linha<text:tab/></text:p>
      <text:h text:style-name="Heading_20_5" text:outline-level="5"><text:bookmark-start text:name="__RefHeading___Toc226_3354634041"/>$ git restore --staged <text:s/>&lt;file&gt;<text:bookmark-end text:name="__RefHeading___Toc226_3354634041"/></text:h>
      <text:p text:style-name="P4"><text:tab/>para retirar da stage e voltar para modificados</text:p>
      <text:h text:style-name="Heading_20_5" text:outline-level="5"><text:bookmark-start text:name="__RefHeading___Toc228_3354634041"/>$ git commit --amend --no-edit<text:bookmark-end text:name="__RefHeading___Toc228_3354634041"/></text:h>
      <text:p text:style-name="P5"><text:tab/>acrescenta uma alteração ao último commit.</text:p>
      <text:p text:style-name="P5"><text:tab/>Esse trecho nâo tera como voltar…. Terá que ser algo certo.</text:p>
      <text:h text:style-name="Heading_20_5" text:outline-level="5"><text:bookmark-start text:name="__RefHeading___Toc230_3354634041"/>$ git reset bbc9044<text:bookmark-end text:name="__RefHeading___Toc230_3354634041"/></text:h>
      <text:p text:style-name="P6"><text:tab/>volta para o estágio de modificado o projeto inteiro</text:p>
      <text:h text:style-name="Heading_20_5" text:outline-level="5"><text:bookmark-start text:name="__RefHeading___Toc232_3354634041"/>$ git reset bbc9044 --<text:span text:style-name="T3">soft</text:span><text:bookmark-end text:name="__RefHeading___Toc232_3354634041"/></text:h>
      <text:p text:style-name="P7"><text:tab/><text:span text:style-name="T3">volta para o estágio de addicionado</text:span></text:p>
      <text:p text:style-name="P7"><text:tab/><text:span text:style-name="T3">ideal para mudar a mensagem e commitar novamente.</text:span></text:p>
      <text:h text:style-name="Heading_20_5" text:outline-level="5"><text:bookmark-start text:name="__RefHeading___Toc234_3354634041"/>$ git reset bbc9044 --hard<text:bookmark-end text:name="__RefHeading___Toc234_3354634041"/></text:h>
      <text:p text:style-name="P8"><text:tab/>volta para o commit selecionado e destrói os posteriores</text:p>
      <text:h text:style-name="Heading_20_5" text:outline-level="5"><text:bookmark-start text:name="__RefHeading___Toc236_3354634041"/>$ git diff <text:bookmark-end text:name="__RefHeading___Toc236_3354634041"/></text:h>
      <text:p text:style-name="P9"><text:tab/>mostra a diferença entre os arquivos <text:span text:style-name="T4">apenas antes de git add .</text:span></text:p>
      <text:h text:style-name="Heading_20_5" text:outline-level="5"><text:bookmark-start text:name="__RefHeading___Toc238_3354634041"/>$ git diff &lt;file&gt; <text:bookmark-end text:name="__RefHeading___Toc238_3354634041"/></text:h>
      <text:p text:style-name="P9"><text:tab/>ve a diferença em arquivos específicos</text:p>
      <text:h text:style-name="Heading_20_5" text:outline-level="5"><text:bookmark-start text:name="__RefHeading___Toc240_3354634041"/>$ git diff a95be63..a5de038 <text:s text:c="5"/>l<text:bookmark-end text:name="__RefHeading___Toc240_3354634041"/></text:h>
      <text:p text:style-name="P10"><text:tab/>ve a diferença entre commit <text:s/>com …. &lt;og .. log&gt;</text:p>
      <text:p text:style-name="P10"><text:soft-page-break/><text:tab/>ideal para ver edições de setting no django</text:p>
      <text:h text:style-name="Heading_20_5" text:outline-level="5"><text:bookmark-start text:name="__RefHeading___Toc242_3354634041"/>$ git branch<text:bookmark-end text:name="__RefHeading___Toc242_3354634041"/></text:h>
      <text:p text:style-name="P11"><text:tab/>verifica a branch atual</text:p>
      <text:p text:style-name="P11"/>
      <text:h text:style-name="Heading_20_5" text:outline-level="5"><text:bookmark-start text:name="__RefHeading___Toc244_3354634041"/>$ git branch -a<text:bookmark-end text:name="__RefHeading___Toc244_3354634041"/></text:h>
      <text:p text:style-name="P15"><text:tab/>mostra todas as branchs, mesmo não utilizadas</text:p>
      <text:h text:style-name="Heading_20_5" text:outline-level="5"><text:bookmark-start text:name="__RefHeading___Toc246_3354634041"/>$ git checkou -b ‘brachTest’<text:bookmark-end text:name="__RefHeading___Toc246_3354634041"/></text:h>
      <text:p text:style-name="P11"><text:tab/>cria uma nova branch</text:p>
      <text:h text:style-name="Heading_20_5" text:outline-level="5"><text:bookmark-start text:name="__RefHeading___Toc248_3354634041"/>$ git checkout master<text:bookmark-end text:name="__RefHeading___Toc248_3354634041"/></text:h>
      <text:p text:style-name="P12"><text:tab/>muda de branch</text:p>
      <text:h text:style-name="Heading_20_5" text:outline-level="5"><text:bookmark-start text:name="__RefHeading___Toc250_3354634041"/>$ git merge &lt;nome da branch&gt;<text:bookmark-end text:name="__RefHeading___Toc250_3354634041"/></text:h>
      <text:p text:style-name="P13"><text:tab/><text:span text:style-name="T5">se tiver conflitos, terão que serem resolvidos</text:span></text:p>
      <text:h text:style-name="Heading_20_5" text:outline-level="5"><text:bookmark-start text:name="__RefHeading___Toc252_3354634041"/>$ gir rebase bbc9044<text:bookmark-end text:name="__RefHeading___Toc252_3354634041"/></text:h>
      <text:p text:style-name="P14"><text:tab/>troca a base da branch</text:p>
      <text:h text:style-name="Heading_20_5" text:outline-level="5"><text:bookmark-start text:name="__RefHeading___Toc254_3354634041"/><text:span text:style-name="T6">$ g</text:span>it branch -D branchTest<text:bookmark-end text:name="__RefHeading___Toc254_3354634041"/></text:h>
      <text:p text:style-name="P10"><text:tab/><text:span text:style-name="T6">remove a branch</text:span></text:p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7cm" fo:margin-bottom="0.7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9:41:38.809832726</meta:creation-date>
    <meta:generator>LibreOffice/6.4.7.2$Linux_X86_64 LibreOffice_project/40$Build-2</meta:generator>
    <dc:date>2022-01-15T14:29:17.473417720</dc:date>
    <meta:editing-duration>PT3H21M47S</meta:editing-duration>
    <meta:editing-cycles>16</meta:editing-cycles>
    <meta:document-statistic meta:table-count="0" meta:image-count="0" meta:object-count="0" meta:page-count="2" meta:paragraph-count="63" meta:word-count="359" meta:character-count="1788" meta:non-whitespace-character-count="1473"/>
  </office:meta>
</office:document-meta>
</file>